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</style:style>
    <style:style style:name="P42" style:family="paragraph" style:parent-style-name="Text_20_body" style:list-style-name="L38">
      <style:paragraph-properties fo:margin-top="0in" fo:margin-bottom="0in"/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</style:style>
    <style:style style:name="P47" style:family="paragraph" style:parent-style-name="Text_20_body" style:list-style-name="L43">
      <style:paragraph-properties fo:margin-top="0in" fo:margin-bottom="0in"/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  <style:paragraph-properties fo:margin-top="0in" fo:margin-bottom="0in"/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</style:style>
    <style:style style:name="P58" style:family="paragraph" style:parent-style-name="Text_20_body" style:list-style-name="L54">
      <style:paragraph-properties fo:margin-top="0in" fo:margin-bottom="0in"/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56">
    </style:style>
    <style:style style:name="P69" style:family="paragraph" style:parent-style-name="Text_20_body" style:list-style-name="L57">
      <style:paragraph-properties fo:margin-top="0in" fo:margin-bottom="0in"/>
    </style:style>
    <style:style style:name="P70" style:family="paragraph" style:parent-style-name="Text_20_body" style:list-style-name="L58">
      <style:paragraph-properties fo:margin-top="0in" fo:margin-bottom="0in"/>
    </style:style>
    <style:style style:name="P71" style:family="paragraph" style:parent-style-name="Text_20_body" style:list-style-name="L59">
      <style:paragraph-properties fo:margin-top="0in" fo:margin-bottom="0in"/>
    </style:style>
    <style:style style:name="P72" style:family="paragraph" style:parent-style-name="Text_20_body" style:list-style-name="L60">
      <style:paragraph-properties fo:margin-top="0in" fo:margin-bottom="0in"/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Text_20_body" style:list-style-name="L65">
      <style:paragraph-properties fo:margin-top="0in" fo:margin-bottom="0in"/>
    </style:style>
    <style:style style:name="P78" style:family="paragraph" style:parent-style-name="Text_20_body" style:list-style-name="L66">
      <style:paragraph-properties fo:margin-top="0in" fo:margin-bottom="0in"/>
    </style:style>
    <style:style style:name="P79" style:family="paragraph" style:parent-style-name="Text_20_body" style:list-style-name="L67">
      <style:paragraph-properties fo:margin-top="0in" fo:margin-bottom="0in"/>
    </style:style>
    <style:style style:name="P80" style:family="paragraph" style:parent-style-name="Text_20_body" style:list-style-name="L68">
      <style:paragraph-properties fo:margin-top="0in" fo:margin-bottom="0in"/>
    </style:style>
    <style:style style:name="P81" style:family="paragraph" style:parent-style-name="Text_20_body" style:list-style-name="L69">
    </style:style>
    <style:style style:name="P82" style:family="paragraph" style:parent-style-name="Text_20_body" style:list-style-name="L70">
      <style:paragraph-properties fo:margin-top="0in" fo:margin-bottom="0in"/>
    </style:style>
    <style:style style:name="P83" style:family="paragraph" style:parent-style-name="Table_20_Heading">
      <style:paragraph-properties fo:text-align="center" style:justify-single-word="false"/>
    </style:style>
    <style:style style:name="P84" style:family="paragraph" style:parent-style-name="Table_20_Contents">
      <style:paragraph-properties fo:text-align="center" style:justify-single-word="false"/>
    </style:style>
    <style:style style:name="P85" style:family="paragraph" style:parent-style-name="Text_20_body" style:list-style-name="L71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Text_20_body" style:list-style-name="L72">
      <style:paragraph-properties fo:margin-top="0in" fo:margin-bottom="0in"/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Text_20_body" style:list-style-name="L73">
      <style:paragraph-properties fo:margin-top="0in" fo:margin-bottom="0in"/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74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Text_20_body" style:list-style-name="L75">
      <style:paragraph-properties fo:margin-top="0in" fo:margin-bottom="0in"/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6">
      <style:paragraph-properties fo:margin-top="0in" fo:margin-bottom="0in"/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Text_20_body" style:list-style-name="L77">
    </style:style>
    <style:style style:name="P117" style:family="paragraph" style:parent-style-name="Text_20_body" style:list-style-name="L78">
      <style:paragraph-properties fo:margin-top="0in" fo:margin-bottom="0in"/>
    </style:style>
    <style:style style:name="P118" style:family="paragraph" style:parent-style-name="Table_20_Heading">
      <style:paragraph-properties fo:text-align="center" style:justify-single-word="false"/>
    </style:style>
    <style:style style:name="P119" style:family="paragraph" style:parent-style-name="Table_20_Contents">
      <style:paragraph-properties fo:text-align="center" style:justify-single-word="false"/>
    </style:style>
    <style:style style:name="P120" style:family="paragraph" style:parent-style-name="Text_20_body" style:list-style-name="L79">
      <style:paragraph-properties fo:margin-top="0in" fo:margin-bottom="0in"/>
    </style:style>
    <style:style style:name="P121" style:family="paragraph" style:parent-style-name="Text_20_body" style:list-style-name="L80">
      <style:paragraph-properties fo:margin-top="0in" fo:margin-bottom="0in"/>
    </style:style>
    <style:style style:name="P122" style:family="paragraph" style:parent-style-name="Table_20_Heading">
      <style:paragraph-properties fo:text-align="center" style:justify-single-word="false"/>
    </style:style>
    <style:style style:name="P123" style:family="paragraph" style:parent-style-name="Table_20_Contents">
      <style:paragraph-properties fo:text-align="center" style:justify-single-word="false"/>
    </style:style>
    <style:style style:name="P124" style:family="paragraph" style:parent-style-name="Text_20_body" style:list-style-name="L81">
      <style:paragraph-properties fo:margin-top="0in" fo:margin-bottom="0in"/>
    </style:style>
    <style:style style:name="P125" style:family="paragraph" style:parent-style-name="Text_20_body" style:list-style-name="L82">
      <style:paragraph-properties fo:margin-top="0in" fo:margin-bottom="0in"/>
    </style:style>
    <style:style style:name="P126" style:family="paragraph" style:parent-style-name="Text_20_body" style:list-style-name="L83">
      <style:paragraph-properties fo:margin-top="0in" fo:margin-bottom="0in"/>
    </style:style>
    <style:style style:name="P127" style:family="paragraph" style:parent-style-name="Text_20_body" style:list-style-name="L84">
    </style:style>
    <style:style style:name="P128" style:family="paragraph" style:parent-style-name="Text_20_body" style:list-style-name="L85">
      <style:paragraph-properties fo:margin-top="0in" fo:margin-bottom="0in"/>
    </style:style>
    <style:style style:name="P129" style:family="paragraph" style:parent-style-name="Text_20_body" style:list-style-name="L86">
    </style:style>
    <style:style style:name="P130" style:family="paragraph" style:parent-style-name="Text_20_body" style:list-style-name="L87">
    </style:style>
    <style:style style:name="P131" style:family="paragraph" style:parent-style-name="Text_20_body" style:list-style-name="L88">
    </style:style>
    <style:style style:name="P132" style:family="paragraph" style:parent-style-name="Text_20_body" style:list-style-name="L89">
      <style:paragraph-properties fo:margin-top="0in" fo:margin-bottom="0in"/>
    </style:style>
    <style:style style:name="P133" style:family="paragraph" style:parent-style-name="Text_20_body" style:list-style-name="L90">
      <style:paragraph-properties fo:margin-top="0in" fo:margin-bottom="0in"/>
    </style:style>
    <style:style style:name="P134" style:family="paragraph" style:parent-style-name="Text_20_body" style:list-style-name="L91">
      <style:paragraph-properties fo:margin-top="0in" fo:margin-bottom="0in"/>
    </style:style>
    <style:style style:name="P135" style:family="paragraph" style:parent-style-name="Text_20_body" style:list-style-name="L92">
      <style:paragraph-properties fo:margin-top="0in" fo:margin-bottom="0in"/>
    </style:style>
    <style:style style:name="P136" style:family="paragraph" style:parent-style-name="Text_20_body" style:list-style-name="L93">
      <style:paragraph-properties fo:margin-top="0in" fo:margin-bottom="0in"/>
    </style:style>
    <style:style style:name="P137" style:family="paragraph" style:parent-style-name="Text_20_body" style:list-style-name="L94">
    </style:style>
    <style:style style:name="P138" style:family="paragraph" style:parent-style-name="Text_20_body" style:list-style-name="L95">
      <style:paragraph-properties fo:margin-top="0in" fo:margin-bottom="0in"/>
    </style:style>
    <style:style style:name="P139" style:family="paragraph" style:parent-style-name="Text_20_body" style:list-style-name="L96">
      <style:paragraph-properties fo:margin-top="0in" fo:margin-bottom="0in"/>
    </style:style>
    <style:style style:name="P140" style:family="paragraph" style:parent-style-name="Text_20_body" style:list-style-name="L97">
      <style:paragraph-properties fo:margin-top="0in" fo:margin-bottom="0in"/>
    </style:style>
    <style:style style:name="P141" style:family="paragraph" style:parent-style-name="Text_20_body" style:list-style-name="L98">
      <style:paragraph-properties fo:margin-top="0in" fo:margin-bottom="0in"/>
    </style:style>
    <style:style style:name="P142" style:family="paragraph" style:parent-style-name="Text_20_body" style:list-style-name="L99">
      <style:paragraph-properties fo:margin-top="0in" fo:margin-bottom="0in"/>
    </style:style>
    <style:style style:name="P143" style:family="paragraph" style:parent-style-name="Text_20_body" style:list-style-name="L100">
    </style:style>
    <style:style style:name="P144" style:family="paragraph" style:parent-style-name="Table_20_Heading">
      <style:paragraph-properties fo:text-align="end" style:justify-single-word="false"/>
    </style:style>
    <style:style style:name="P145" style:family="paragraph" style:parent-style-name="Table_20_Contents">
      <style:paragraph-properties fo:text-align="end" style:justify-single-word="false"/>
    </style:style>
    <style:style style:name="P146" style:family="paragraph" style:parent-style-name="Text_20_body" style:list-style-name="L101">
      <style:paragraph-properties fo:margin-top="0in" fo:margin-bottom="0in"/>
    </style:style>
    <style:style style:name="P147" style:family="paragraph" style:parent-style-name="Table_20_Heading">
      <style:paragraph-properties fo:text-align="end" style:justify-single-word="false"/>
    </style:style>
    <style:style style:name="P148" style:family="paragraph" style:parent-style-name="Table_20_Contents">
      <style:paragraph-properties fo:text-align="end" style:justify-single-word="false"/>
    </style:style>
    <style:style style:name="P149" style:family="paragraph" style:parent-style-name="Text_20_body" style:list-style-name="L102">
      <style:paragraph-properties fo:margin-top="0in" fo:margin-bottom="0in"/>
    </style:style>
    <style:style style:name="P150" style:family="paragraph" style:parent-style-name="Text_20_body" style:list-style-name="L10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15603*"/>
    </style:style>
    <style:style style:name="Table6.B" style:family="table-column">
      <style:table-column-properties style:rel-column-width="49931*"/>
    </style:style>
    <style:style style:name="Table7" style:family="table">
      <style:table-properties table:align="center" style:rel-width="100%"/>
    </style:style>
    <style:style style:name="Table7.A" style:family="table-column">
      <style:table-column-properties style:rel-column-width="16383*"/>
    </style:style>
    <style:style style:name="Table7.B" style:family="table-column">
      <style:table-column-properties style:rel-column-width="49151*"/>
    </style:style>
  </office:automatic-styles>
  <office:body>
    <office:text>
      <text:p text:style-name="Title">Readme.rmd</text:p>
      <text:p text:style-name="Author">Sergio Pedro R Oliveira</text:p>
      <text:p text:style-name="Date">2023-02-27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.<text:line-break/><text:span text:style-name="T1">date</text:span>: “r Sys.Date(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p text:style-name="First_20_paragraph">Para inserir o sumário no documento, basta colocar o comando “<text:span text:style-name="T1">doc</text:span>: <text:span text:style-name="T1">yes</text:span>” indentado dentro do tipo de saída.<text:line-break/></text:p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1">
        <text:list-item>
          <text:p text:style-name="P35">Ter um arquivo *.bib com as referencias.<text:line-break/></text:p>
        </text:list-item>
        <text:list-item>
          <text:p text:style-name="P35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5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5">Adicionar o arquivo *.csl no preâmbulo do R Markdown, através do comando:<text:line-break/><text:span text:style-name="T1">csl</text:span>: caminho/arquivo.csl<text:line-break/></text:p>
        </text:list-item>
        <text:list-item>
          <text:p text:style-name="P35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5">Por fim, para aparecer as referencias elas precisam ser citadas no texto.<text:line-break/>As principais formas de citar uma referência num texto de <text:span text:style-name="T2">R Markdown</text:span> é:<text:line-break/></text:p>
          <text:list text:style-name="L32">
            <text:list-item>
              <text:p text:style-name="P36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6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3">
        <text:list-item>
          <text:p text:style-name="P37">Podemos embutir códigos ao longo do texto.<text:line-break/></text:p>
        </text:list-item>
        <text:list-item>
          <text:p text:style-name="P37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7">Para rodar pequenos comandos no meio do texto códigos embutidos é uma ótima opção.<text:line-break/></text:p>
        </text:list-item>
        <text:list-item>
          <text:p text:style-name="P37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4">
        <text:list-item>
          <text:p text:style-name="P38">Códigos em R, ou em outras linguagens, podem ser inseriodos nos documentos através de <text:span text:style-name="T1">chunks</text:span>.<text:line-break/></text:p>
        </text:list-item>
        <text:list-item>
          <text:p text:style-name="P38"><text:span text:style-name="T1">Chunks</text:span> são blocos de programação.<text:line-break/></text:p>
        </text:list-item>
        <text:list-item>
          <text:p text:style-name="P38">A principal forma de inserir <text:span text:style-name="T1">chunks</text:span> é:<text:line-break/></text:p>
        </text:list-item>
        <text:list-item>
          <text:p text:style-name="P38">Três sinais de acento grave (crases) para abrir o <text:span text:style-name="T1">chunk</text:span>.<text:line-break/></text:p>
        </text:list-item>
        <text:list-item>
          <text:p text:style-name="P38">Na primeira linha, definir a linguagem do bloco de programação:<text:line-break/></text:p>
          <text:list text:style-name="L35">
            <text:list-item>
              <text:p text:style-name="P39"><text:span text:style-name="T2">R</text:span><text:line-break/></text:p>
            </text:list-item>
            <text:list-item>
              <text:p text:style-name="P39"><text:span text:style-name="T2">Python</text:span><text:line-break/></text:p>
            </text:list-item>
            <text:list-item>
              <text:p text:style-name="P39"><text:span text:style-name="T2">Julia</text:span><text:line-break/></text:p>
            </text:list-item>
            <text:list-item>
              <text:p text:style-name="P39"><text:span text:style-name="T2">C++</text:span><text:line-break/></text:p>
            </text:list-item>
            <text:list-item>
              <text:p text:style-name="P39"><text:span text:style-name="T2">SQL</text:span><text:line-break/>…<text:line-break/></text:p>
            </text:list-item>
          </text:list>
        </text:list-item>
        <text:list-item>
          <text:p text:style-name="P38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8">Ainda na primeira linha, considerações sobre o bloco de programação (<text:span text:style-name="T1">chunk options</text:span>):<text:line-break/></text:p>
          <text:list text:style-name="L36">
            <text:list-item>
              <text:p text:style-name="P40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0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0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0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0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0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8">Bloco de programação, escrito na linguagme definida.<text:line-break/></text:p>
        </text:list-item>
        <text:list-item>
          <text:p text:style-name="P38">Três sinais de acento grave (crases) para fechar o <text:span text:style-name="T1">chunk</text:span>.<text:line-break/></text:p>
        </text:list-item>
        <text:list-item>
          <text:p text:style-name="P38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8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7">
        <text:list-item>
          <text:p text:style-name="P41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1">Principais comando de configuração de imagens com <text:span text:style-name="T1">chunk</text:span>:<text:line-break/></text:p>
          <text:list text:style-name="L38">
            <text:list-item>
              <text:p text:style-name="P42"><text:span text:style-name="T2">fig.width</text:span> =<text:line-break/>Largura da figura em cm na janela gráfica.<text:line-break/></text:p>
            </text:list-item>
            <text:list-item>
              <text:p text:style-name="P42"><text:span text:style-name="T2">fig.height</text:span> =<text:line-break/>Altura da figura em cm na janela gráfica.<text:line-break/></text:p>
            </text:list-item>
            <text:list-item>
              <text:p text:style-name="P42"><text:span text:style-name="T2">fig.align</text:span> =<text:line-break/>Alinha a figura no arquivo final (“left”, “right” ou “center”).<text:line-break/></text:p>
            </text:list-item>
            <text:list-item>
              <text:p text:style-name="P42"><text:span text:style-name="T2">fig.cap</text:span> = ” “<text:line-break/>Texto para legenda.<text:line-break/></text:p>
            </text:list-item>
            <text:list-item>
              <text:p text:style-name="P42"><text:span text:style-name="T2">dpi</text:span> =<text:line-break/>Valor referente a qualidade da imagem, padrão é 72.<text:line-break/></text:p>
            </text:list-item>
            <text:list-item>
              <text:p text:style-name="P42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39">
        <text:list-item>
          <text:p text:style-name="P43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3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0">
        <text:list-item>
          <text:p text:style-name="P44">Ao utilizar o comando # e em seguencia um texo, geramos um titulo.<text:line-break/># Titulo<text:line-break/></text:p>
        </text:list-item>
        <text:list-item>
          <text:p text:style-name="P44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1">
        <text:list-item>
          <text:p text:style-name="P45">Para que duas frases fiquem em linhas separadas, dê dois espaços entre elas.<text:line-break/></text:p>
        </text:list-item>
        <text:list-item>
          <text:p text:style-name="P45">Os dois espaços funcionam também para deixar uma linha em branco.<text:line-break/></text:p>
        </text:list-item>
        <text:list-item>
          <text:p text:style-name="P45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2">
        <text:list-item>
          <text:p text:style-name="P46">Basta inserir o número seguido de ponto e espaço.<text:line-break/><text:span text:style-name="Source_Text">1. Tópico da lista numerada</text:span><text:line-break/></text:p>
        </text:list-item>
        <text:list-item>
          <text:p text:style-name="P46">A ordem das principais camadas de lista numeradas são:<text:line-break/></text:p>
          <text:list text:style-name="L43">
            <text:list-item>
              <text:p text:style-name="P47">Número<text:line-break/><text:span text:style-name="Source_Text">1. Primeira camada</text:span><text:line-break/></text:p>
            </text:list-item>
            <text:list-item>
              <text:p text:style-name="P47">Algarismos romanos<text:line-break/><text:span text:style-name="Source_Text">i) Segunda camada</text:span><text:line-break/></text:p>
            </text:list-item>
            <text:list-item>
              <text:p text:style-name="P47">Letra<text:line-break/><text:span text:style-name="Source_Text">A. Terceira camada</text:span><text:line-break/></text:p>
            </text:list-item>
          </text:list>
        </text:list-item>
        <text:list-item>
          <text:p text:style-name="P46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4">
        <text:list-item>
          <text:p text:style-name="P48">Os principais simbolos (na ordem de utilização) da lista não númerada:<text:line-break/></text:p>
          <text:list text:style-name="L45">
            <text:list-item>
              <text:p text:style-name="P49">Asterisco(*)<text:line-break/></text:p>
            </text:list-item>
            <text:list-item>
              <text:p text:style-name="P49">Mais(+)<text:line-break/></text:p>
            </text:list-item>
            <text:list-item>
              <text:p text:style-name="P49">Traço(-)<text:line-break/></text:p>
            </text:list-item>
          </text:list>
        </text:list-item>
        <text:list-item>
          <text:p text:style-name="P48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6">
        <text:list-item>
          <text:p text:style-name="P50">Há duas opções para criar uma nota de rodapé:<text:line-break/></text:p>
        </text:list-item>
      </text:list>
      <text:list text:style-name="L47">
        <text:list-item>
          <text:p text:style-name="P51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1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8">
        <text:list-item>
          <text:p text:style-name="P52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2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49">
        <text:list-item>
          <text:p text:style-name="P53">A tabela mais simples é atraves do padrão:<text:line-break/></text:p>
          <text:list text:style-name="L50">
            <text:list-item>
              <text:p text:style-name="P54">Primeira linha:<text:line-break/>Cabeçalho das colunas, separado por barra vertical(|).<text:line-break/></text:p>
            </text:list-item>
            <text:list-item>
              <text:p text:style-name="P54">Segunda linha:<text:line-break/></text:p>
              <text:list text:style-name="L51">
                <text:list-item>
                  <text:p text:style-name="P55">Tracejados (pelo menos 3), para representar cada coluna, com dois pontos onde se espera que o texto esteja alinhado:</text:p>
                  <text:list text:style-name="L52">
                    <text:list-item>
                      <text:p text:style-name="P56">Dois pontos no inicio do tracejado para representar alinhamento do texo a esquerda.<text:line-break/></text:p>
                    </text:list-item>
                    <text:list-item>
                      <text:p text:style-name="P56">Dois pontos no inicio e no fim do tracejado para representar alinhamento centralizado do texto.<text:line-break/></text:p>
                    </text:list-item>
                    <text:list-item>
                      <text:p text:style-name="P56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5">Cada coluna separada por barra vertical.<text:line-break/></text:p>
                </text:list-item>
              </text:list>
            </text:list-item>
            <text:list-item>
              <text:p text:style-name="P54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3">
        <text:list-item>
          <text:p text:style-name="P57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7">Exemplo:<text:line-break/><text:span text:style-name="T2">head</text:span>(<text:span text:style-name="T1">var_dataframe</text:span>, <text:span text:style-name="T1">n_linha</text:span>)<text:line-break/></text:p>
        </text:list-item>
      </text:list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4">
        <text:list-item>
          <text:p text:style-name="P58">Dentro do <text:span text:style-name="T1">chunk</text:span>, podemos chamar a biblioteca <text:span text:style-name="T2">knitr</text:span>, e usar a função <text:span text:style-name="T2">kable</text:span>(), onde podemos chamar como argumento a variável <text:span text:style-name="T2">dataframe</text:span> (e outras funções).<text:line-break/></text:p>
        </text:list-item>
        <text:list-item>
          <text:p text:style-name="P58">A função <text:span text:style-name="T2">kable</text:span>(), apresenta uma tabela em formato mais profissional.<text:line-break/></text:p>
        </text:list-item>
        <text:list-item>
          <text:p text:style-name="P58">Exemplo:<text:line-break/><text:span text:style-name="T2">library</text:span>(<text:span text:style-name="T2">knitr</text:span>)<text:line-break/><text:span text:style-name="T2">kable</text:span>(<text:span text:style-name="T2">head</text:span>(<text:span text:style-name="T1">var_dataframe</text:span>,10))<text:line-break/></text:p>
        </text:list-item>
      </text:list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xtable"/>7.7.3.3.2 <text:span text:style-name="T2">xtable</text:span><text:bookmark-end text:name="xtable"/></text:h>
      <text:list text:style-name="L55">
        <text:list-item>
          <text:p text:style-name="P59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59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60">library(xtable)</text:p>
      <text:p text:style-name="P61"/>
      <text:p text:style-name="P62">coluna1 &lt;- c(1,2,3,4,5,6)</text:p>
      <text:p text:style-name="P63">coluna2&lt;- c("a","b","c","d","e","f")</text:p>
      <text:p text:style-name="P64">tab &lt;- data.frame(coluna1,coluna2)</text:p>
      <text:p text:style-name="P65"/>
      <text:p text:style-name="P66">xtable(tab,type = "latex")</text:p>
      <text:p text:style-name="P67">xtable(tab,type = "html")</text:p>
      <text:p text:style-name="Pagebreak"/>
      <text:h text:style-name="Heading_20_5" text:outline-level="5"><text:bookmark-start text:name="pander"/>7.7.3.3.3 <text:span text:style-name="T2">pander</text:span><text:bookmark-end text:name="pander"/></text:h>
      <text:list text:style-name="L56">
        <text:list-item>
          <text:p text:style-name="P68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68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57">
            <text:list-item>
              <text:p text:style-name="P69"><text:span text:style-name="T1">Style</text:span> (<text:span text:style-name="T2">Estilo</text:span>)<text:line-break/></text:p>
              <text:list text:style-name="L58">
                <text:list-item>
                  <text:p text:style-name="P70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70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70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69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69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59">
                <text:list-item>
                  <text:p text:style-name="P71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71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71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69"><text:span text:style-name="T1">Justify</text:span> (<text:span text:style-name="T2">Alinhamento da celula</text:span>)<text:line-break/></text:p>
              <text:list text:style-name="L60">
                <text:list-item>
                  <text:p text:style-name="P72">Opções de alinhamento de celula:<text:line-break/></text:p>
                  <text:list text:style-name="L61">
                    <text:list-item>
                      <text:p text:style-name="P73">“<text:span text:style-name="T1">right</text:span>”<text:line-break/></text:p>
                    </text:list-item>
                    <text:list-item>
                      <text:p text:style-name="P73">“<text:span text:style-name="T1">left</text:span>”<text:line-break/></text:p>
                    </text:list-item>
                    <text:list-item>
                      <text:p text:style-name="P73">“<text:span text:style-name="T1">center</text:span>”<text:line-break/></text:p>
                    </text:list-item>
                  </text:list>
                </text:list-item>
                <text:list-item>
                  <text:p text:style-name="P72">Formas de alinhamento de celula:<text:line-break/></text:p>
                  <text:list text:style-name="L62">
                    <text:list-item>
                      <text:p text:style-name="P74">Alinhando tudo de uma vez:<text:line-break/><text:span text:style-name="Source_Text">justify = "right"</text:span><text:line-break/></text:p>
                    </text:list-item>
                    <text:list-item>
                      <text:p text:style-name="P74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69"><text:span text:style-name="T1">Table and Cell width</text:span> (<text:span text:style-name="T2">Largura</text:span>)<text:line-break/></text:p>
              <text:list text:style-name="L63">
                <text:list-item>
                  <text:p text:style-name="P75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75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64">
                    <text:list-item>
                      <text:p text:style-name="P76">Todas de uma vez.<text:line-break/><text:span text:style-name="Source_Text">split.cell = 40</text:span><text:line-break/></text:p>
                    </text:list-item>
                    <text:list-item>
                      <text:p text:style-name="P76">Coluna por coluna.<text:line-break/><text:span text:style-name="Source_Text">split.cell = c(40,20,5)</text:span><text:line-break/></text:p>
                    </text:list-item>
                    <text:list-item>
                      <text:p text:style-name="P76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65">
        <text:list-item>
          <text:p text:style-name="P77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77">Esse tipo de tabela é ideal para aplicações <text:span text:style-name="T1">web</text:span>.<text:line-break/></text:p>
        </text:list-item>
        <text:list-item>
          <text:p text:style-name="P77">Separa os dados por páginas, de maneira dinâmica e com interação do usuário.<text:line-break/></text:p>
        </text:list-item>
        <text:list-item>
          <text:p text:style-name="P77">Mostra dez linhas por página.<text:line-break/></text:p>
        </text:list-item>
        <text:list-item>
          <text:p text:style-name="P77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66">
        <text:list-item>
          <text:p text:style-name="P78">Sintaxe:<text:line-break/><text:span text:style-name="Source_Text">[Nome do Link](Endereço do Link)</text:span><text:line-break/></text:p>
        </text:list-item>
        <text:list-item>
          <text:p text:style-name="P78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67">
        <text:list-item>
          <text:p text:style-name="P79">Existem duas formas de pegar uma imagem são elas:<text:line-break/></text:p>
          <text:list text:style-name="L68">
            <text:list-item>
              <text:p text:style-name="P80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80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79">Sintaxe:<text:line-break/><text:span text:style-name="Source_Text">![Legenda](Endereço da Imagem)</text:span><text:line-break/></text:p>
        </text:list-item>
        <text:list-item>
          <text:p text:style-name="P79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69">
        <text:list-item>
          <text:p text:style-name="P81">As equações no <text:span text:style-name="T2">R Markdown</text:span> são escritas com a linguagem <text:span text:style-name="T2">LaTeX</text:span>.<text:line-break/></text:p>
        </text:list-item>
        <text:list-item>
          <text:p text:style-name="P81">Para que a equação apareça no meio do texto, devemos escrevê-la entre dois cifrões: <text:span text:style-name="Source_Text">$equação$</text:span><text:line-break/></text:p>
        </text:list-item>
        <text:list-item>
          <text:p text:style-name="P81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70">
        <text:list-item>
          <text:p text:style-name="P82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82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82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82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82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82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83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84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84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84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84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84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84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84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71">
        <text:list-item>
          <text:p text:style-name="P85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85">pmatrix:<text:line-break/></text:p>
        </text:list-item>
      </text:list>
      <text:p text:style-name="P86">$\begin{pmatrix}</text:p>
      <text:p text:style-name="P87">x &amp; y \\</text:p>
      <text:p text:style-name="P88">z &amp; v \\</text:p>
      <text:p text:style-name="P89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72">
        <text:list-item>
          <text:p text:style-name="P90">bmatrix:<text:line-break/></text:p>
        </text:list-item>
      </text:list>
      <text:p text:style-name="P91">$\begin{bmatrix}</text:p>
      <text:p text:style-name="P92">0 &amp; \cdots &amp; 0 \\</text:p>
      <text:p text:style-name="P93">\vdots &amp; \ddots &amp; \vdots \\</text:p>
      <text:p text:style-name="P94">0 &amp; \cdots &amp; 0 \\</text:p>
      <text:p text:style-name="P95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73">
        <text:list-item>
          <text:p text:style-name="P96">Bmatrix:<text:line-break/></text:p>
        </text:list-item>
      </text:list>
      <text:p text:style-name="P97">$\begin{Bmatrix}</text:p>
      <text:p text:style-name="P98">x &amp; y \\</text:p>
      <text:p text:style-name="P99">z &amp; v \\</text:p>
      <text:p text:style-name="P100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74">
        <text:list-item>
          <text:p text:style-name="P101">vmatrix:<text:line-break/></text:p>
        </text:list-item>
      </text:list>
      <text:p text:style-name="P102">$\begin{vmatrix}</text:p>
      <text:p text:style-name="P103">x &amp; y \\</text:p>
      <text:p text:style-name="P104">z &amp; v \\</text:p>
      <text:p text:style-name="P105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75">
        <text:list-item>
          <text:p text:style-name="P106">Vmatrix:<text:line-break/></text:p>
        </text:list-item>
      </text:list>
      <text:p text:style-name="P107">$\begin{Vmatrix}</text:p>
      <text:p text:style-name="P108">x &amp; y \\</text:p>
      <text:p text:style-name="P109">z &amp; v \\</text:p>
      <text:p text:style-name="P110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76">
        <text:list-item>
          <text:p text:style-name="P111">matrix:<text:line-break/></text:p>
        </text:list-item>
      </text:list>
      <text:p text:style-name="P112">$\begin{matrix}</text:p>
      <text:p text:style-name="P113">x &amp; y \\</text:p>
      <text:p text:style-name="P114">z &amp; v \\</text:p>
      <text:p text:style-name="P115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77">
        <text:list-item>
          <text:p text:style-name="P116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16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16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16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16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16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16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16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16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16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16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16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16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16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78">
        <text:list-item>
          <text:p text:style-name="P117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18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19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19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19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19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19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19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19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19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19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19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19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19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19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19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19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19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19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19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19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19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19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19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79">
        <text:list-item>
          <text:p text:style-name="P120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80">
        <text:list-item>
          <text:p text:style-name="P121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2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23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23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23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23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23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23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23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23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23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23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23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23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23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23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23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23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23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23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23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23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23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23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23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23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23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23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23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23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23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81">
        <text:list-item>
          <text:p text:style-name="P124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82">
        <text:list-item>
          <text:p text:style-name="P125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25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25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25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25">Para deixar caracteres <text:span text:style-name="T5">subscritos</text:span>, coloque-os entre til: <text:span text:style-name="Source_Text">~1~</text:span>.<text:line-break/></text:p>
        </text:list-item>
        <text:list-item>
          <text:p text:style-name="P125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25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25">Para criar uma citação (quote), escreva o texto após um sinal de maior: <text:span text:style-name="Source_Text">&gt; Citação</text:span>.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aveis"/>8 Cap 5 - Pacotes do Tidyverse e identificando/mudando tipos de variaveis<text:bookmark-end text:name="cap-5---pacotes-do-tidyverse-e-identificandomudando-tipos-de-variaveis"/></text:h>
      <text:list text:style-name="L83">
        <text:list-item>
          <text:p text:style-name="P126">identificando/mudando tipos de variaveis<text:line-break/></text:p>
          <text:list>
            <text:list-item>
              <text:p text:style-name="P126">identificando<text:line-break/>uso do <text:span text:style-name="T2">is</text:span>.<text:line-break/></text:p>
            </text:list-item>
            <text:list-item>
              <text:p text:style-name="P126">mudando o tipo de variavel: <text:line-break/>uso do <text:span text:style-name="T2">as</text:span>.<text:line-break/></text:p>
            </text:list-item>
          </text:list>
        </text:list-item>
        <text:list-item>
          <text:p text:style-name="P126">pacotes do Tidyverse:<text:line-break/></text:p>
        </text:list-item>
      </text:list>
      <text:list text:style-name="L84">
        <text:list-item>
          <text:p text:style-name="P127"><text:span text:style-name="T2">readr</text:span><text:line-break/>Leitura de dados.<text:line-break/></text:p>
        </text:list-item>
        <text:list-item>
          <text:p text:style-name="P127"><text:span text:style-name="T2">tibble</text:span><text:line-break/>Tipo de data.frame.<text:line-break/></text:p>
        </text:list-item>
        <text:list-item>
          <text:p text:style-name="P127"><text:span text:style-name="T2">magrittr</text:span><text:line-break/>Operador pipe ‘%&gt;%’, concatena linhas de comando.<text:line-break/></text:p>
        </text:list-item>
        <text:list-item>
          <text:p text:style-name="P127"><text:span text:style-name="T2">dplyr</text:span><text:line-break/>Manipulação de dados.<text:line-break/></text:p>
          <text:list text:style-name="L85">
            <text:list-item>
              <text:p text:style-name="P128">munipulação de dados:<text:line-break/></text:p>
              <text:list text:style-name="L86">
                <text:list-item>
                  <text:p text:style-name="P129"><text:span text:style-name="T1">select</text:span><text:line-break/>seleciona e retorna as colunas selecionadas da tabela.<text:line-break/></text:p>
                </text:list-item>
                <text:list-item>
                  <text:p text:style-name="P129"><text:span text:style-name="T1">pull</text:span><text:line-break/>extrai uma coluna de uma tabela de dados e retorna ela como vetor.<text:line-break/></text:p>
                </text:list-item>
                <text:list-item>
                  <text:p text:style-name="P129"><text:span text:style-name="T1">filter</text:span><text:line-break/>filtra linhas.<text:line-break/></text:p>
                </text:list-item>
                <text:list-item>
                  <text:p text:style-name="P129"><text:span text:style-name="T1">distinct</text:span><text:line-break/>remove linhas com valores repetidos.<text:line-break/></text:p>
                </text:list-item>
                <text:list-item>
                  <text:p text:style-name="P129"><text:span text:style-name="T1">arrange</text:span><text:line-break/>reordena ou combina linhas.<text:line-break/></text:p>
                </text:list-item>
                <text:list-item>
                  <text:p text:style-name="P129"><text:span text:style-name="T1">mutate</text:span><text:line-break/>cria novas colunas.<text:line-break/></text:p>
                </text:list-item>
                <text:list-item>
                  <text:p text:style-name="P129"><text:span text:style-name="T1">transmute</text:span><text:line-break/>cria novas colunas, mas não adiciona na base de dados.<text:line-break/></text:p>
                </text:list-item>
                <text:list-item>
                  <text:p text:style-name="P129"><text:span text:style-name="T1">summarise</text:span><text:line-break/>sumariza valores.<text:line-break/></text:p>
                </text:list-item>
                <text:list-item>
                  <text:p text:style-name="P129"><text:span text:style-name="T1">group_by</text:span><text:line-break/>permite operações por grupo.<text:line-break/></text:p>
                </text:list-item>
                <text:list-item>
                  <text:p text:style-name="P129"><text:span text:style-name="T1">add_column</text:span><text:line-break/>adiciona novas colunas.<text:line-break/></text:p>
                </text:list-item>
                <text:list-item>
                  <text:p text:style-name="P129"><text:span text:style-name="T1">add_row</text:span><text:line-break/>adiciona novas linhas.<text:line-break/></text:p>
                </text:list-item>
                <text:list-item>
                  <text:p text:style-name="P129"><text:span text:style-name="T1">rename</text:span><text:line-break/>renomeia uma coluna.<text:line-break/></text:p>
                </text:list-item>
              </text:list>
            </text:list-item>
            <text:list-item>
              <text:p text:style-name="P128">combinando tabelas de dados:<text:line-break/></text:p>
              <text:list text:style-name="L87">
                <text:list-item>
                  <text:p text:style-name="P130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130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130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130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130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130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130"><text:span text:style-name="T1">intersect</text:span><text:line-break/>Retorna a interseção entre tabelas.<text:line-break/></text:p>
                </text:list-item>
                <text:list-item>
                  <text:p text:style-name="P130"><text:span text:style-name="T1">union</text:span><text:line-break/>Retorna a união de tabelas.<text:line-break/></text:p>
                </text:list-item>
                <text:list-item>
                  <text:p text:style-name="P130"><text:span text:style-name="T1">setdiff</text:span><text:line-break/>Retorna a diferença entre tabelas.<text:line-break/></text:p>
                </text:list-item>
                <text:list-item>
                  <text:p text:style-name="P130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127"><text:span text:style-name="T2">tidyr</text:span><text:line-break/>Organização de dados.<text:line-break/></text:p>
          <text:list text:style-name="L88">
            <text:list-item>
              <text:p text:style-name="P131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131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131"><text:span text:style-name="T1">separate</text:span><text:line-break/>Separa as respostas que estão em uma unica coluna para diversas colunas.<text:line-break/></text:p>
            </text:list-item>
            <text:list-item>
              <text:p text:style-name="P131"><text:span text:style-name="T1">unite</text:span><text:line-break/>O comando unite é utilizado para unir duas ou mais colunas em uma unica coluna.<text:line-break/></text:p>
            </text:list-item>
            <text:list-item>
              <text:p text:style-name="P131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131"><text:span text:style-name="T1">drop_na</text:span><text:line-break/>Elimina as linhas, especificadas ou não, com valor NA.<text:line-break/></text:p>
            </text:list-item>
            <text:list-item>
              <text:p text:style-name="P131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89">
        <text:list-item>
          <text:p text:style-name="P132"><text:span text:style-name="T2">data.table</text:span><text:line-break/></text:p>
          <text:list text:style-name="L90">
            <text:list-item>
              <text:p text:style-name="P133">Manipulando linhas<text:line-break/></text:p>
            </text:list-item>
            <text:list-item>
              <text:p text:style-name="P133">Manipulando colunas<text:line-break/></text:p>
            </text:list-item>
            <text:list-item>
              <text:p text:style-name="P133">Sumarizando dados<text:line-break/></text:p>
            </text:list-item>
            <text:list-item>
              <text:p text:style-name="P133">Operando um subconjunto de dados</text:p>
              <text:list text:style-name="L91">
                <text:list-item>
                  <text:p text:style-name="P134"><text:span text:style-name="T1">lapply</text:span><text:line-break/></text:p>
                </text:list-item>
              </text:list>
            </text:list-item>
            <text:list-item>
              <text:p text:style-name="P133">modificando dados com set:</text:p>
              <text:list text:style-name="L92">
                <text:list-item>
                  <text:p text:style-name="P135"><text:span text:style-name="T1">set</text:span><text:line-break/>modificando um valor.<text:line-break/></text:p>
                </text:list-item>
                <text:list-item>
                  <text:p text:style-name="P135"><text:span text:style-name="T1">setnames</text:span><text:line-break/>modificando nome da coluna.<text:line-break/></text:p>
                </text:list-item>
                <text:list-item>
                  <text:p text:style-name="P135"><text:span text:style-name="T1">setorder</text:span><text:line-break/>modificando ordem das linhas.<text:line-break/></text:p>
                </text:list-item>
                <text:list-item>
                  <text:p text:style-name="P135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93">
        <text:list-item>
          <text:p text:style-name="P136">Gráficos basicos:<text:line-break/></text:p>
        </text:list-item>
      </text:list>
      <text:list text:style-name="L94">
        <text:list-item>
          <text:p text:style-name="P137">Gráfico de barras<text:line-break/><text:span text:style-name="T2">barplot</text:span><text:line-break/></text:p>
        </text:list-item>
        <text:list-item>
          <text:p text:style-name="P137">Gráfico circular (pizza)<text:line-break/><text:span text:style-name="T2">pie</text:span></text:p>
        </text:list-item>
        <text:list-item>
          <text:p text:style-name="P137">Gráfico de linhas<text:line-break/><text:span text:style-name="T2">plot</text:span></text:p>
          <text:list text:style-name="L95">
            <text:list-item>
              <text:p text:style-name="P138">Para adicionar mais linhas no grafico.<text:line-break/><text:span text:style-name="T2">lines</text:span></text:p>
            </text:list-item>
          </text:list>
        </text:list-item>
        <text:list-item>
          <text:p text:style-name="P137">Gráfico de dispersão<text:line-break/></text:p>
          <text:list text:style-name="L96">
            <text:list-item>
              <text:p text:style-name="P139">Para obter a correlação.<text:line-break/><text:span text:style-name="T2">cor</text:span>(x,y)<text:line-break/></text:p>
            </text:list-item>
            <text:list-item>
              <text:p text:style-name="P139">Para obter o coeficiente da reta de regressão.<text:line-break/><text:span text:style-name="T2">lm</text:span>(y ~x)$coef<text:line-break/></text:p>
            </text:list-item>
            <text:list-item>
              <text:p text:style-name="P139">Adiciona a reta tracejada.<text:line-break/><text:span text:style-name="T2">abline</text:span><text:line-break/></text:p>
            </text:list-item>
          </text:list>
        </text:list-item>
        <text:list-item>
          <text:p text:style-name="P137">Histograma<text:line-break/><text:span text:style-name="T2">hist</text:span><text:line-break/></text:p>
        </text:list-item>
        <text:list-item>
          <text:p text:style-name="P137"><text:span text:style-name="T2">Boxplot</text:span> (diagrama de caixa)<text:line-break/></text:p>
        </text:list-item>
      </text:list>
      <text:list text:style-name="L97">
        <text:list-item>
          <text:p text:style-name="P140">Pacote <text:span text:style-name="T2">ggplot2</text:span><text:line-break/></text:p>
        </text:list-item>
      </text:list>
      <text:list text:style-name="L98">
        <text:list-item>
          <text:p text:style-name="P141">Constroi diversos tipos de graficos a partir da mesma estrutura de componentes:<text:line-break/></text:p>
          <text:list text:style-name="L99">
            <text:list-item>
              <text:p text:style-name="P142"><text:span text:style-name="T1">data</text:span>: referente ao banco de dados.<text:line-break/></text:p>
            </text:list-item>
            <text:list-item>
              <text:p text:style-name="P142"><text:span text:style-name="T1">geom_forma</text:span>: um rol de tipos possiveis de representação dos dados.<text:line-break/></text:p>
            </text:list-item>
            <text:list-item>
              <text:p text:style-name="P142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00">
        <text:list-item>
          <text:p text:style-name="P143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143">Quais formatos podemos utilizar no ggplot2 - geom_forma?<text:line-break/></text:p>
        </text:list-item>
      </text:list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144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14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145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145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145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145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145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145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145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145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145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145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145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145">Produz um grafico em forma de violino.</text:p>
          </table:table-cell>
        </table:table-row>
      </table:table>
      <text:list text:style-name="L101">
        <text:list-item>
          <text:p text:style-name="P146">Nome dos argumentos para adicionar efeito em graficos do pacote ggplot2.</text:p>
        </text:list-item>
      </text:list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147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148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148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148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148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148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148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148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148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148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148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148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148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148">Define parametros para os eixos manualmente.</text:p>
          </table:table-cell>
        </table:table-row>
      </table:table>
      <text:list text:style-name="L102">
        <text:list-item>
          <text:p text:style-name="P149">Definindo um tema para o grafico <text:span text:style-name="T2">ggplot</text:span>.<text:line-break/></text:p>
          <text:list text:style-name="L103">
            <text:list-item>
              <text:p text:style-name="P150"><text:span text:style-name="T1">theme_gray</text:span><text:line-break/>Fundo cinza e linhas grandes brancas.<text:line-break/></text:p>
            </text:list-item>
            <text:list-item>
              <text:p text:style-name="P150"><text:span text:style-name="T1">theme_bw</text:span><text:line-break/>O classico preto e branco. Otimo para projetor.<text:line-break/></text:p>
            </text:list-item>
            <text:list-item>
              <text:p text:style-name="P150"><text:span text:style-name="T1">theme_linedraw</text:span><text:line-break/>Linhas pretasde varias larguras num fundo branco. semelhante ao theme_bw.<text:line-break/></text:p>
            </text:list-item>
            <text:list-item>
              <text:p text:style-name="P150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150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150"><text:span text:style-name="T1">theme_minimal</text:span><text:line-break/>Um tema minimalista sem anotações de fundo.<text:line-break/></text:p>
            </text:list-item>
            <text:list-item>
              <text:p text:style-name="P150"><text:span text:style-name="T1">theme_classic</text:span><text:line-break/>Tema classico, com linhas do eixo x e y, sem linhas de grade.<text:line-break/></text:p>
            </text:list-item>
            <text:list-item>
              <text:p text:style-name="P150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4 - R Markdown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eadme.rmd</dc:title>
    <dc:description/>
    <dc:subject/>
    <meta:keyword/>
    <meta:initial-creator>Sergio Pedro R Oliveira</meta:initial-creator>
    <dc:creator>Sergio Pedro R Oliveira</dc:creator>
    <meta:creation-date>2023-02-27T04:29:26Z</meta:creation-date>
    <dc:date>2023-02-27T04:29:26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023-02-27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